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lAreaVspeed_lots_of_angles" table:style-name="ta1">
        <table:shapes>
          <draw:frame draw:z-index="0" draw:style-name="gr1" draw:text-style-name="P1" svg:width="290.3mm" svg:height="212.82mm" svg:x="178.94mm" svg:y="5.25mm">
            <loext:p draw:notify-on-update-of-ranges="realAreaVspeed_lots_of_angles.A1:realAreaVspeed_lots_of_angles.A1 realAreaVspeed_lots_of_angles.A2:realAreaVspeed_lots_of_angles.A18 realAreaVspeed_lots_of_angles.D1:realAreaVspeed_lots_of_angles.D1 realAreaVspeed_lots_of_angles.D2:realAreaVspeed_lots_of_angles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026813565543" calcext:value-type="float">
            <text:p>0.0268135655</text:p>
          </table:table-cell>
          <table:table-cell office:value-type="float" office:value="0.00735952693318" calcext:value-type="float">
            <text:p>0.0073595269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113535324931" calcext:value-type="float">
            <text:p>0.1135353249</text:p>
          </table:table-cell>
          <table:table-cell office:value-type="float" office:value="0.0315297585667" calcext:value-type="float">
            <text:p>0.0315297586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455718566502" calcext:value-type="float">
            <text:p>0.4557185665</text:p>
          </table:table-cell>
          <table:table-cell office:value-type="float" office:value="0.119647357702" calcext:value-type="float">
            <text:p>0.1196473577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971486393903" calcext:value-type="float">
            <text:p>0.9714863939</text:p>
          </table:table-cell>
          <table:table-cell office:value-type="float" office:value="0.267009637271" calcext:value-type="float">
            <text:p>0.2670096373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.83765525445" calcext:value-type="float">
            <text:p>1.8376552545</text:p>
          </table:table-cell>
          <table:table-cell office:value-type="float" office:value="0.502545426682" calcext:value-type="float">
            <text:p>0.5025454267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.97217489213" calcext:value-type="float">
            <text:p>2.9721748921</text:p>
          </table:table-cell>
          <table:table-cell office:value-type="float" office:value="0.770956830945" calcext:value-type="float">
            <text:p>0.7709568309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.02691757313" calcext:value-type="float">
            <text:p>4.0269175731</text:p>
          </table:table-cell>
          <table:table-cell office:value-type="float" office:value="1.22234107773" calcext:value-type="float">
            <text:p>1.2223410777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.72396784048" calcext:value-type="float">
            <text:p>5.7239678405</text:p>
          </table:table-cell>
          <table:table-cell office:value-type="float" office:value="1.51644455574" calcext:value-type="float">
            <text:p>1.5164445557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.55724346632" calcext:value-type="float">
            <text:p>7.5572434663</text:p>
          </table:table-cell>
          <table:table-cell office:value-type="float" office:value="1.95564129081" calcext:value-type="float">
            <text:p>1.9556412908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.28327128892" calcext:value-type="float">
            <text:p>9.2832712889</text:p>
          </table:table-cell>
          <table:table-cell office:value-type="float" office:value="2.6844388271" calcext:value-type="float">
            <text:p>2.6844388271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1.6248076777" calcext:value-type="float">
            <text:p>11.6248076777</text:p>
          </table:table-cell>
          <table:table-cell office:value-type="float" office:value="3.39652025651" calcext:value-type="float">
            <text:p>3.3965202565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.823593968" calcext:value-type="float">
            <text:p>14.823593968</text:p>
          </table:table-cell>
          <table:table-cell office:value-type="float" office:value="3.3098159509" calcext:value-type="float">
            <text:p>3.3098159509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.0568170809" calcext:value-type="float">
            <text:p>16.0568170809</text:p>
          </table:table-cell>
          <table:table-cell office:value-type="float" office:value="4.65778720136" calcext:value-type="float">
            <text:p>4.6577872014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9.7469731529" calcext:value-type="float">
            <text:p>19.7469731529</text:p>
          </table:table-cell>
          <table:table-cell office:value-type="float" office:value="5.01185828128" calcext:value-type="float">
            <text:p>5.0118582813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2.2179593628" calcext:value-type="float">
            <text:p>22.2179593628</text:p>
          </table:table-cell>
          <table:table-cell office:value-type="float" office:value="5.48833452935" calcext:value-type="float">
            <text:p>5.4883345294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6.6716630326" calcext:value-type="float">
            <text:p>26.6716630326</text:p>
          </table:table-cell>
          <table:table-cell office:value-type="float" office:value="6.55950792897" calcext:value-type="float">
            <text:p>6.559507929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0.8856169695" calcext:value-type="float">
            <text:p>30.8856169695</text:p>
          </table:table-cell>
          <table:table-cell office:value-type="float" office:value="8.68112627124" calcext:value-type="float">
            <text:p>8.6811262712</text:p>
          </table:table-cell>
          <table:table-cell office:value-type="float" office:value="1.96154207833" calcext:value-type="float">
            <text:p>1.9615420783</text:p>
          </table:table-cell>
          <table:table-cell office:value-type="float" office:value="-0.313850485749" calcext:value-type="float">
            <text:p>-0.3138504857</text:p>
          </table:table-cell>
          <table:table-cell office:value-type="float" office:value="0.133619401049" calcext:value-type="float">
            <text:p>0.133619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4:40:21.572620121</dc:date>
    <meta:editing-duration>PT4M9S</meta:editing-duration>
    <meta:editing-cycles>1</meta:editing-cycles>
    <meta:document-statistic meta:table-count="1" meta:cell-count="1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7" style:family="chart">
      <style:text-properties fo:font-size="24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31cm" svg:height="21.283cm" xlink:href=".." xlink:type="simple" chart:class="chart:scatter" chart:style-name="ch1">
        <chart:plot-area chart:style-name="ch2" table:cell-range-address="realAreaVspeed_lots_of_angles.A1:realAreaVspeed_lots_of_angles.A18 realAreaVspeed_lots_of_angles.D1:realAreaVspeed_lots_of_angles.D18" chart:data-source-has-labels="row" svg:x="0.58cm" svg:y="0.425cm" svg:width="27.871cm" svg:height="20.433cm">
          <chartooo:coordinate-region svg:x="1.201cm" svg:y="0.624cm" svg:width="27.01cm" svg:height="19.5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alAreaVspeed_lots_of_angles.D2:realAreaVspeed_lots_of_angles.D18" chart:label-cell-address="realAreaVspeed_lots_of_angles.D1:realAreaVspeed_lots_of_angles.D1" chart:class="chart:scatter">
            <chart:domain table:cell-range-address="realAreaVspeed_lots_of_angles.A2:realAreaVspeed_lots_of_angles.A18"/>
            <chart:regression-curve chart:style-name="ch6">
              <chart:equation chart:display-equation="true" chart:display-r-square="true" svg:x="1.43cm" svg:y="1.15cm" chart:style-name="ch7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realAreaVspeed_lots_of_angles.D1:realAreaVspeed_lots_of_angl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realAreaVspeed_lots_of_angles.A2:realAreaVspeed_lots_of_angles.A18</svg:desc>
                </draw:g>
              </table:table-cell>
              <table:table-cell office:value-type="float" office:value="0.026813565543">
                <text:p>0.026813565543</text:p>
                <draw:g>
                  <svg:desc>realAreaVspeed_lots_of_angles.D2:realAreaVspeed_lots_of_angles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13535324931">
                <text:p>0.113535324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55718566502">
                <text:p>0.455718566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71486393903">
                <text:p>0.97148639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83765525445">
                <text:p>1.83765525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.97217489213">
                <text:p>2.9721748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4.02691757313">
                <text:p>4.02691757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5.72396784048">
                <text:p>5.72396784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.55724346632">
                <text:p>7.55724346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9.28327128892">
                <text:p>9.28327128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1.6248076777">
                <text:p>11.6248076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4.823593968">
                <text:p>14.823593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6.0568170809">
                <text:p>16.0568170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9.7469731529">
                <text:p>19.7469731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2.2179593628">
                <text:p>22.2179593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6.6716630326">
                <text:p>26.6716630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0.8856169695">
                <text:p>30.8856169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